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Admin Operations</text:h>
      <text:list text:style-name="L1">
        <text:list-item>
          <text:p text:style-name="P1">Creation of portfolios</text:p>
        </text:list-item>
        <text:list-item>
          <text:p text:style-name="P1">Creation of new users and adding them to (existing or new) groups</text:p>
        </text:list-item>
      </text:list>
      <text:h text:style-name="Heading_20_3" text:outline-level="3" text:restart-numbering="true" text:start-value="1">User Operations</text:h>
      <text:list text:style-name="L1">
        <text:list-item text:start-value="1">
          <text:p text:style-name="P1">Creation of folders/collections</text:p>
          <text:list>
            <text:list-item>
              <text:p text:style-name="P1">Type: supply the kind of a folder (optional)</text:p>
            </text:list-item>
          </text:list>
        </text:list-item>
        <text:list-item>
          <text:p text:style-name="P1">Creation of resources</text:p>
          <text:list>
            <text:list-item>
              <text:p text:style-name="P1">ResourceType: upload file/bookmark/abstract resource/reference to portfolio resource</text:p>
            </text:list-item>
            <text:list-item>
              <text:p text:style-name="P1">MimeType: if file uploaded, verify suggested mime-type</text:p>
            </text:list-item>
            <text:list-item>
              <text:p text:style-name="P1">Type: set the types of resource e.g. Person, Task, Learning Object, Comment, Assignment etc.</text:p>
            </text:list-item>
          </text:list>
        </text:list-item>
        <text:list-item>
          <text:p text:style-name="P1">Creation of comments</text:p>
          <text:list>
            <text:list-item>
              <text:p text:style-name="P1">Type: set kind of comment (optional)</text:p>
            </text:list-item>
          </text:list>
        </text:list-item>
        <text:list-item>
          <text:p text:style-name="P1">Description of folders/resources/comments using a metadata editor (editable information may depend on resourcetype, mimetype, and type)</text:p>
        </text:list-item>
        <text:list-item>
          <text:p text:style-name="P1">Change of access control (read/write) for resources/folders using credentials (users/group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sv" fo:country="SE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tthias Palmér</meta:initial-creator>
    <meta:creation-date>2008-01-16T14:15:36</meta:creation-date>
    <dc:creator>Hannes Ebner</dc:creator>
    <dc:date>2008-01-17T18:21:24</dc:date>
    <dc:language>sv-SE</dc:language>
    <meta:editing-cycles>3</meta:editing-cycles>
    <meta:editing-duration>PT56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06" meta:character-count="727"/>
  </office:meta>
</office:document-meta>
</file>